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000000" style:font-name="Palatino Linotype" fo:font-size="12pt" fo:letter-spacing="normal" fo:font-style="normal" style:text-underline-style="none" fo:font-weight="bold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fo:orphans="2" fo:widows="2" fo:text-indent="0cm" style:auto-text-indent="false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bold" fo:background-color="transparent" style:font-size-asian="12pt" style:font-size-complex="12pt"/>
    </style:style>
    <style:style style:name="P3" style:family="paragraph" style:parent-style-name="Text_20_body">
      <style:paragraph-properties fo:margin-top="0cm" fo:margin-bottom="0cm" fo:orphans="2" fo:widows="2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normal" fo:background-color="transparent" style:font-size-asian="12pt" style:font-size-complex="12pt"/>
    </style:style>
    <style:style style:name="P4" style:family="paragraph" style:parent-style-name="Text_20_body">
      <style:paragraph-properties fo:margin-top="0cm" fo:margin-bottom="0cm" fo:orphans="2" fo:widows="2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normal" fo:background-color="transparen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öte 8</text:p>
      <text:p text:style-name="P3"><text:line-break/> Date: 18/4 -13<text:line-break/><text:line-break/> Facilitator: <text:s/>Andreas<text:line-break/><text:line-break/> Participants: Johan Gerdin, Andreas Wahlström, Erik Arnebäck<text:line-break/><text:line-break/>1. Objectives: </text:p>
      <text:p text:style-name="P3"><text:tab/></text:p>
      <text:p text:style-name="P3"><text:tab/>Use all tools and fix whatever they complain about (Pmd, STAN, findbugs, <text:tab/>jdeoderant).</text:p>
      <text:p text:style-name="P3"/>
      <text:p text:style-name="P3"><text:tab/>Change Andengine and Box2D to jar-files. </text:p>
      <text:p text:style-name="P3"><text:line-break/>2. Reports:</text:p>
      <text:p text:style-name="P3"><text:tab/></text:p>
      <text:p text:style-name="P3"><text:tab/>NA<text:line-break/><text:line-break/>3. Discussion items: </text:p>
      <text:p text:style-name="P3"><text:line-break/><text:tab/>Decided to move as much as possible from controller to model <text:tab/><text:tab/>(CollisionController etc they do a bit to much).</text:p>
      <text:p text:style-name="P3"/>
      <text:p text:style-name="P3"><text:tab/>We need to create testClasses for everything in the model (at least one testmethod <text:tab/>for each class).</text:p>
      <text:p text:style-name="P3"/>
      <text:p text:style-name="P3"><text:tab/>Decided to spend more time in school coding as a group.</text:p>
      <text:p text:style-name="P3"><text:line-break/>4. Outcomes and assignments: <text:line-break/><text:tab/></text:p>
      <text:p text:style-name="P3"><text:tab/>Erik:</text:p>
      <text:p text:style-name="P3"><text:tab/><text:tab/>Jar-files, write documents(sdd etc)</text:p>
      <text:p text:style-name="P3"><text:tab/>Linnea:</text:p>
      <text:p text:style-name="P3"><text:tab/><text:tab/>LevelTest, tool test when done</text:p>
      <text:p text:style-name="P3"><text:tab/>Andreas:</text:p>
      <text:p text:style-name="P3"><text:tab/><text:tab/>Tool testing</text:p>
      <text:p text:style-name="P3"><text:tab/>Johan:</text:p>
      <text:p text:style-name="P3"><text:tab/><text:tab/>EntityTest, tool test when done</text:p>
      <text:p text:style-name="P3"><text:line-break/>5. Wrap up:</text:p>
      <text:p text:style-name="P3"><text:s/><text:line-break/><text:tab/>Next meeting: Monday 22/4 -13<text:line-break/><text:line-break/><text:soft-page-break/><text:line-break/></text:p>
      <text:p text:style-name="P1"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4T16:58:22.41</meta:creation-date>
    <dc:date>2013-04-18T10:52:36.92</dc:date>
    <meta:editing-duration>PT38M32S</meta:editing-duration>
    <meta:editing-cycles>11</meta:editing-cycles>
    <meta:generator>OpenOffice.org/3.4$Win32 OpenOffice.org_project/340m1$Build-9590</meta:generator>
    <meta:document-statistic meta:table-count="0" meta:image-count="0" meta:object-count="0" meta:page-count="2" meta:paragraph-count="23" meta:word-count="121" meta:character-count="795"/>
  </office:meta>
</office:document-meta>
</file>